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1.377cm" style:rel-column-width="43862*"/>
    </style:style>
    <style:style style:name="Tableau1.B" style:family="table-column">
      <style:table-column-properties style:column-width="5.622cm" style:rel-column-width="2167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color="#ff3333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579d1c" fo:font-size="10pt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fo:color="#579d1c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A faire...</text:p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mDv : backup registers accès</text:p>
          </table:table-cell>
          <table:table-cell table:style-name="Tableau1.B1" office:value-type="string">
            <text:p text:style-name="P7">OK Faire une fonction qui factorise</text:p>
          </table:table-cell>
        </table:table-row>
        <table:table-row>
          <table:table-cell table:style-name="Tableau1.A2" office:value-type="string">
            <text:p text:style-name="P5">RmDv : faire le réglage de l'intervalle de temps</text:p>
          </table:table-cell>
          <table:table-cell table:style-name="Tableau1.B2" office:value-type="string">
            <text:p text:style-name="P7">OK Mettre 5sec en plus pour chaque RmDv.</text:p>
          </table:table-cell>
        </table:table-row>
        <table:table-row>
          <table:table-cell table:style-name="Tableau1.A2" office:value-type="string">
            <text:p text:style-name="P5">RmDv: vérifier/compléter les commandes IR</text:p>
          </table:table-cell>
          <table:table-cell table:style-name="Tableau1.B2" office:value-type="string">
            <text:p text:style-name="P7">OK Marche avec LED normale !!! donc bien comprendre pourquoi le code marche :!!!</text:p>
          </table:table-cell>
        </table:table-row>
        <table:table-row>
          <table:table-cell table:style-name="Tableau1.A2" office:value-type="string">
            <text:p text:style-name="P5">Insérer une détection du reset BP pour envoyer en broadcast et fournir la version à afficher dans le RmDv, LCD et IHM (Chps de plus RmDvData)</text:p>
          </table:table-cell>
          <table:table-cell table:style-name="Tableau1.B2" office:value-type="string">
            <text:p text:style-name="P7">OK fait Affichage LCD SGw</text:p>
          </table:table-cell>
        </table:table-row>
        <table:table-row>
          <table:table-cell table:style-name="Tableau1.A2" office:value-type="string">
            <text:p text:style-name="P5">Aide au débug</text:p>
            <text:p text:style-name="P5"/>
            <text:p text:style-name="P5">NB : on peut poursuivre une activité dans une exception cata genre fault handler...</text:p>
            <text:p text:style-name="P5"/>
            <text:p text:style-name="P7">28Avril 24</text:p>
            <text:p text:style-name="P7">→ handler Exception cata ajouté : rien ne se passe</text:p>
            <text:p text:style-name="P7">→ le bug persiste mais semble venir de l'alim... aucune détection soft !</text:p>
          </table:table-cell>
          <table:table-cell table:style-name="Tableau1.B2" office:value-type="string">
            <text:p text:style-name="P5">LCD exception fault handler</text:p>
            <text:p text:style-name="P5">Repérer les plantages possible et LCD</text:p>
            <text:p text:style-name="P5">Mettre en place watch dog</text:p>
            <text:p text:style-name="P5">Tenir un log des erreurs.</text:p>
            <text:p text:style-name="P5"/>
            <text:p text:style-name="P5">Prévoir une comm avec l'HMI pour sortir d'un plantage sévère :</text:p>
            <text:p text:style-name="P5">EXEMPLE :</text:p>
            <text:p text:style-name="P5">- un message UART ne répond pas, reprise UART pour reset depuis l'HMI.</text:p>
            <text:p text:style-name="P5">- ou bien après un log, émission UART sans IT vers l'HMI puis auto reset</text:p>
            <text:p text:style-name="P5">- ou bien écriture de code erreur ds BKPreg, avec stamp. Puis autoreset.</text:p>
          </table:table-cell>
        </table:table-row>
        <table:table-row>
          <table:table-cell table:style-name="Tableau1.A2" office:value-type="string">
            <text:p text:style-name="P5">RmDv : faire le trou pour passer la LED IR + bouton reset ? Attention, aucun trou pour module ext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: afficher LCD 5 RmDv : D1:00 <text:s/>D2:65 D3:10 <text:s text:c="3"/>D4:99 D5: 00</text:p>
          </table:table-cell>
          <table:table-cell table:style-name="Tableau1.B2" office:value-type="string">
            <text:p text:style-name="P7">OK voir InfoLCD.c</text:p>
          </table:table-cell>
        </table:table-row>
        <table:table-row>
          <table:table-cell table:style-name="Tableau1.A2" office:value-type="string">
            <text:p text:style-name="P5">Réseau FSK SGw : tester les 5 modules</text:p>
          </table:table-cell>
          <table:table-cell table:style-name="Tableau1.B2" office:value-type="string">
            <text:p text:style-name="P7">OK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Système : faire fonctionner l'ensemble en mode programmation</text:p>
          </table:table-cell>
          <table:table-cell table:style-name="Tableau1.B2" office:value-type="string">
            <text:p text:style-name="P7">Quasi </text:p>
          </table:table-cell>
        </table:table-row>
        <table:table-row>
          <table:table-cell table:style-name="Tableau1.A2" office:value-type="string">
            <text:p text:style-name="P5">Système : acheter écran tactile et mettre python en déclenchement automatique.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IHM : faire un fichier de backup pour redémarrage + penser redémarrage SGw + penser première mise en service module RmDv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Automatiqu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2</text:page-number>/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9-02T18:36:46.11</dc:date>
    <meta:editing-duration>P9DT31M47S</meta:editing-duration>
    <meta:editing-cycles>173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2" meta:paragraph-count="35" meta:word-count="292" meta:character-count="1632"/>
    <meta:user-defined meta:name="Info 1"/>
    <meta:user-defined meta:name="Info 2"/>
    <meta:user-defined meta:name="Info 3"/>
    <meta:user-defined meta:name="Info 4"/>
  </office:meta>
</office:document-meta>
</file>